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049DE16361CE7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53in" draw:z-index="0"><draw:image xlink:href="Pictures/1000020100000780000004380049DE16361CE7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06:14:53.416610272</meta:creation-date>
    <dc:date>2021-05-10T06:17:12.322582623</dc:date>
    <meta:editing-duration>PT2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